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379" officeooo:paragraph-rsid="00075379"/>
    </style:style>
    <style:style style:name="P2" style:family="paragraph" style:parent-style-name="Standard">
      <style:text-properties officeooo:rsid="000908d2" officeooo:paragraph-rsid="000908d2"/>
    </style:style>
    <style:style style:name="P3" style:family="paragraph" style:parent-style-name="Standard">
      <style:text-properties officeooo:rsid="000ab407" officeooo:paragraph-rsid="000ab407"/>
    </style:style>
    <style:style style:name="P4" style:family="paragraph" style:parent-style-name="Standard">
      <style:text-properties officeooo:rsid="000ab407" officeooo:paragraph-rsid="000dec48"/>
    </style:style>
    <style:style style:name="P5" style:family="paragraph" style:parent-style-name="Standard">
      <style:text-properties officeooo:rsid="000ab407" officeooo:paragraph-rsid="000fa042"/>
    </style:style>
    <style:style style:name="P6" style:family="paragraph" style:parent-style-name="Standard">
      <style:text-properties officeooo:rsid="000ab407" officeooo:paragraph-rsid="001195dd"/>
    </style:style>
    <style:style style:name="P7" style:family="paragraph" style:parent-style-name="Standard">
      <style:text-properties fo:font-weight="bold" officeooo:rsid="000a518b" officeooo:paragraph-rsid="000a518b" style:font-weight-asian="bold" style:font-weight-complex="bold"/>
    </style:style>
    <style:style style:name="P8" style:family="paragraph" style:parent-style-name="Standard">
      <style:text-properties fo:font-weight="bold" officeooo:rsid="000908d2" officeooo:paragraph-rsid="000908d2" style:font-weight-asian="bold" style:font-weight-complex="bold"/>
    </style:style>
    <style:style style:name="P9" style:family="paragraph" style:parent-style-name="Standard">
      <style:text-properties fo:font-weight="bold" officeooo:rsid="000908d2" officeooo:paragraph-rsid="000dec48" style:font-weight-asian="bold" style:font-weight-complex="bold"/>
    </style:style>
    <style:style style:name="P10" style:family="paragraph" style:parent-style-name="Standard">
      <style:text-properties fo:font-weight="bold" officeooo:rsid="000908d2" officeooo:paragraph-rsid="001195dd" style:font-weight-asian="bold" style:font-weight-complex="bold"/>
    </style:style>
    <style:style style:name="P11" style:family="paragraph" style:parent-style-name="Standard">
      <style:text-properties fo:font-weight="bold" officeooo:rsid="000908d2" officeooo:paragraph-rsid="00129da5" style:font-weight-asian="bold" style:font-weight-complex="bold"/>
    </style:style>
    <style:style style:name="P12" style:family="paragraph" style:parent-style-name="Standard">
      <style:text-properties fo:font-weight="bold" officeooo:rsid="000908d2" officeooo:paragraph-rsid="001482ec" style:font-weight-asian="bold" style:font-weight-complex="bold"/>
    </style:style>
    <style:style style:name="P13" style:family="paragraph" style:parent-style-name="Standard">
      <style:text-properties fo:font-weight="bold" officeooo:rsid="000908d2" officeooo:paragraph-rsid="0014c894" style:font-weight-asian="bold" style:font-weight-complex="bold"/>
    </style:style>
    <style:style style:name="P14" style:family="paragraph" style:parent-style-name="Standard">
      <style:text-properties fo:font-weight="normal" officeooo:rsid="000a518b" officeooo:paragraph-rsid="000a518b" style:font-weight-asian="normal" style:font-weight-complex="normal"/>
    </style:style>
    <style:style style:name="P15" style:family="paragraph" style:parent-style-name="Standard">
      <style:text-properties fo:font-weight="normal" officeooo:rsid="000aeec4" officeooo:paragraph-rsid="000aeec4" style:font-weight-asian="normal" style:font-weight-complex="normal"/>
    </style:style>
    <style:style style:name="P16" style:family="paragraph" style:parent-style-name="Standard">
      <style:text-properties fo:font-style="normal" fo:font-weight="normal" officeooo:rsid="000aeec4" officeooo:paragraph-rsid="000aeec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aeec4" officeooo:paragraph-rsid="001195d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aeec4" officeooo:paragraph-rsid="001482e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908d2" officeooo:paragraph-rsid="000dec4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908d2" officeooo:paragraph-rsid="001195d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908d2" officeooo:paragraph-rsid="001482e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0ab407" officeooo:paragraph-rsid="000dec4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ab407" officeooo:paragraph-rsid="000fa04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ab407" officeooo:paragraph-rsid="001195d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0ab407" officeooo:paragraph-rsid="00129da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0ab407" officeooo:paragraph-rsid="001482e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ab407" officeooo:paragraph-rsid="0014c89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195dd" officeooo:paragraph-rsid="001195d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908d2" officeooo:paragraph-rsid="000908d2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075379" officeooo:paragraph-rsid="00075379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75379" officeooo:paragraph-rsid="000dec48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075379" officeooo:paragraph-rsid="001195dd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75379" officeooo:paragraph-rsid="001482ec" style:font-weight-asian="bold" style:font-weight-complex="bold"/>
    </style:style>
    <style:style style:name="P34" style:family="paragraph" style:parent-style-name="Standard">
      <style:text-properties fo:font-style="normal" fo:font-weight="normal" officeooo:rsid="000ab407" officeooo:paragraph-rsid="001482e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0ab407" officeooo:paragraph-rsid="00192e3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0908d2" officeooo:paragraph-rsid="00192e3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0aeec4" officeooo:paragraph-rsid="00192e3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75379" officeooo:paragraph-rsid="00192e3f" style:font-weight-asian="bold" style:font-weight-complex="bold"/>
    </style:style>
    <style:style style:name="P39" style:family="paragraph" style:parent-style-name="Standard">
      <style:text-properties fo:font-weight="bold" officeooo:rsid="000908d2" officeooo:paragraph-rsid="00192e3f" style:font-weight-asian="bold" style:font-weight-complex="bold"/>
    </style:style>
    <style:style style:name="T1" style:family="text">
      <style:text-properties officeooo:rsid="000ab4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518b" style:font-weight-asian="bold" style:font-weight-complex="bold"/>
    </style:style>
    <style:style style:name="T4" style:family="text">
      <style:text-properties officeooo:rsid="000dec48"/>
    </style:style>
    <style:style style:name="T5" style:family="text">
      <style:text-properties officeooo:rsid="000efe5b"/>
    </style:style>
    <style:style style:name="T6" style:family="text">
      <style:text-properties officeooo:rsid="000fa042"/>
    </style:style>
    <style:style style:name="T7" style:family="text">
      <style:text-properties officeooo:rsid="000fa335"/>
    </style:style>
    <style:style style:name="T8" style:family="text">
      <style:text-properties officeooo:rsid="001195dd"/>
    </style:style>
    <style:style style:name="T9" style:family="text">
      <style:text-properties officeooo:rsid="00129da5"/>
    </style:style>
    <style:style style:name="T10" style:family="text">
      <style:text-properties officeooo:rsid="0012c6e4"/>
    </style:style>
    <style:style style:name="T11" style:family="text">
      <style:text-properties officeooo:rsid="001486a8"/>
    </style:style>
    <style:style style:name="T12" style:family="text">
      <style:text-properties officeooo:rsid="0014c894"/>
    </style:style>
    <style:style style:name="T13" style:family="text">
      <style:text-properties officeooo:rsid="001534f0"/>
    </style:style>
    <style:style style:name="T14" style:family="text">
      <style:text-properties officeooo:rsid="0016f447"/>
    </style:style>
    <style:style style:name="T15" style:family="text">
      <style:text-properties officeooo:rsid="00192e3f"/>
    </style:style>
    <style:style style:name="T16" style:family="text">
      <style:text-properties officeooo:rsid="001a3a19"/>
    </style:style>
    <style:style style:name="T17" style:family="text">
      <style:text-properties officeooo:rsid="001b7a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s = 6</text:p>
      <text:p text:style-name="P1"/>
      <text:p text:style-name="P30">Chapter 1</text:p>
      <text:p text:style-name="P2">Sub-sections = 0</text:p>
      <text:p text:style-name="P2"/>
      <text:p text:style-name="P29">Chapter 2</text:p>
      <text:p text:style-name="P2">Sub-Sections = 6</text:p>
      <text:p text:style-name="P2"/>
      <text:p text:style-name="P8">2.1 topics = 3</text:p>
      <text:p text:style-name="P3">2.1.1 questions = 16</text:p>
      <text:p text:style-name="P3">2.1.2 questions = 2</text:p>
      <text:p text:style-name="P3">2.1.3 questions = 12</text:p>
      <text:p text:style-name="P3"/>
      <text:p text:style-name="P2"/>
      <text:p text:style-name="P2"><text:span text:style-name="T2">2.2 topics = </text:span><text:span text:style-name="T3">4</text:span></text:p>
      <text:p text:style-name="P3">2.2.1 questions = 4</text:p>
      <text:p text:style-name="P3">2.2.2 questions = 8</text:p>
      <text:p text:style-name="P3">2.2.3 questions = 5</text:p>
      <text:p text:style-name="P3">2.2.4 questions = 8</text:p>
      <text:p text:style-name="P2"/>
      <text:p text:style-name="P2"/>
      <text:p text:style-name="P7">2.3 topics = 2</text:p>
      <text:p text:style-name="P15">2.3.1<text:span text:style-name="T1"> questions = </text:span>41</text:p>
      <text:p text:style-name="P15">2.3.2<text:span text:style-name="T1"> questions = </text:span>25</text:p>
      <text:p text:style-name="P14"/>
      <text:p text:style-name="P7">2.4 topics = 1</text:p>
      <text:p text:style-name="P15">2.4.1<text:span text:style-name="T1"> questions = </text:span>5</text:p>
      <text:p text:style-name="P14"/>
      <text:p text:style-name="P7">2.5 topics = <text:span text:style-name="T17">4</text:span></text:p>
      <text:p text:style-name="P15">2.5.1<text:span text:style-name="T1"> questions = </text:span>3</text:p>
      <text:p text:style-name="P15">2.5.2<text:span text:style-name="T1"> questions = </text:span>3</text:p>
      <text:p text:style-name="P15">2.5.3<text:span text:style-name="T1"> questions = </text:span>3</text:p>
      <text:p text:style-name="P15">2.5.4<text:span text:style-name="T1"> questions = </text:span>5</text:p>
      <text:p text:style-name="P14"/>
      <text:p text:style-name="P7">2.6 topics = 4</text:p>
      <text:p text:style-name="P16">2.6.1<text:span text:style-name="T1"> questions = </text:span>1</text:p>
      <text:p text:style-name="P16">2.6.2<text:span text:style-name="T1"> questions = </text:span>7</text:p>
      <text:p text:style-name="P16">2.6.3<text:span text:style-name="T1"> questions = </text:span>5</text:p>
      <text:p text:style-name="P16">2.6.4<text:span text:style-name="T1"> questions = </text:span>8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<text:soft-page-break/>Chapter <text:span text:style-name="T4">3</text:span></text:p>
      <text:p text:style-name="P19">Sub-sections = <text:span text:style-name="T4">5</text:span></text:p>
      <text:p text:style-name="P16"/>
      <text:p text:style-name="P9"><text:span text:style-name="T4">3</text:span>.1 topics = <text:span text:style-name="T5">6</text:span></text:p>
      <text:p text:style-name="P4"><text:span text:style-name="T6">3</text:span>.1.1 questions = <text:span text:style-name="T6">8</text:span></text:p>
      <text:p text:style-name="P5"><text:span text:style-name="T6">3</text:span>.1.2 questions = 2</text:p>
      <text:p text:style-name="P23"><text:span text:style-name="T6">3</text:span>.1.3 questions = <text:span text:style-name="T6">1</text:span></text:p>
      <text:p text:style-name="P23"><text:span text:style-name="T6">3</text:span>.1.<text:span text:style-name="T6">4</text:span> questions = <text:span text:style-name="T6">1</text:span></text:p>
      <text:p text:style-name="P23"><text:span text:style-name="T6">3</text:span>.1.<text:span text:style-name="T6">5</text:span> questions = <text:span text:style-name="T6">2</text:span></text:p>
      <text:p text:style-name="P23"><text:span text:style-name="T6">3</text:span>.1.<text:span text:style-name="T6">6</text:span> questions = <text:span text:style-name="T6">8</text:span></text:p>
      <text:p text:style-name="P23"/>
      <text:p text:style-name="P9"><text:span text:style-name="T4">3.2</text:span> topics = <text:span text:style-name="T5">5</text:span></text:p>
      <text:p text:style-name="P5"><text:span text:style-name="T6">3</text:span>.<text:span text:style-name="T6">2</text:span>.1 questions = <text:span text:style-name="T6">2</text:span></text:p>
      <text:p text:style-name="P5"><text:span text:style-name="T6">3</text:span>.<text:span text:style-name="T6">2</text:span>.2 questions = <text:span text:style-name="T7">4</text:span></text:p>
      <text:p text:style-name="P23"><text:span text:style-name="T6">3</text:span>.<text:span text:style-name="T6">2</text:span>.3 questions = <text:span text:style-name="T7">3</text:span></text:p>
      <text:p text:style-name="P5"><text:span text:style-name="T6">3</text:span>.<text:span text:style-name="T6">2</text:span>.<text:span text:style-name="T6">4</text:span> questions = <text:span text:style-name="T7">5</text:span></text:p>
      <text:p text:style-name="P23"><text:span text:style-name="T6">3</text:span>.<text:span text:style-name="T6">2</text:span>.<text:span text:style-name="T6">5</text:span> questions = <text:span text:style-name="T7">3</text:span></text:p>
      <text:p text:style-name="P23"/>
      <text:p text:style-name="P9"><text:span text:style-name="T4">3.3</text:span> topics = <text:span text:style-name="T5">5</text:span></text:p>
      <text:p text:style-name="P5"><text:span text:style-name="T6">3</text:span>.<text:span text:style-name="T6">3</text:span>.1 questions = <text:span text:style-name="T7">4</text:span></text:p>
      <text:p text:style-name="P5"><text:span text:style-name="T6">3</text:span>.<text:span text:style-name="T6">3</text:span>.2 questions = <text:span text:style-name="T7">8</text:span></text:p>
      <text:p text:style-name="P23"><text:span text:style-name="T6">3</text:span>.<text:span text:style-name="T6">3</text:span>.3 questions = <text:span text:style-name="T7">1</text:span></text:p>
      <text:p text:style-name="P5"><text:span text:style-name="T6">3</text:span>.<text:span text:style-name="T6">3</text:span>.<text:span text:style-name="T6">4</text:span> questions = <text:span text:style-name="T7">5</text:span></text:p>
      <text:p text:style-name="P23"><text:span text:style-name="T6">3</text:span>.<text:span text:style-name="T6">3</text:span>.<text:span text:style-name="T6">5</text:span> questions = <text:span text:style-name="T7">5</text:span></text:p>
      <text:p text:style-name="P22"/>
      <text:p text:style-name="P9"><text:span text:style-name="T4">3.4</text:span> topics = <text:span text:style-name="T5">6</text:span></text:p>
      <text:p text:style-name="P5"><text:span text:style-name="T6">3</text:span>.<text:span text:style-name="T6">4</text:span>.1 questions = <text:span text:style-name="T7">1</text:span></text:p>
      <text:p text:style-name="P5"><text:span text:style-name="T6">3</text:span>.<text:span text:style-name="T6">4</text:span>.2 questions = <text:span text:style-name="T7">2</text:span></text:p>
      <text:p text:style-name="P23"><text:span text:style-name="T6">3</text:span>.<text:span text:style-name="T6">4</text:span>.3 questions = <text:span text:style-name="T7">1</text:span></text:p>
      <text:p text:style-name="P5"><text:span text:style-name="T6">3</text:span>.<text:span text:style-name="T6">4</text:span>.<text:span text:style-name="T7">4</text:span> questions = <text:span text:style-name="T7">5</text:span></text:p>
      <text:p text:style-name="P5"><text:span text:style-name="T6">3</text:span>.<text:span text:style-name="T6">4</text:span>.<text:span text:style-name="T7">5</text:span> questions = <text:span text:style-name="T7">2</text:span></text:p>
      <text:p text:style-name="P23"><text:span text:style-name="T6">3</text:span>.<text:span text:style-name="T6">4</text:span>.<text:span text:style-name="T7">6</text:span> questions = <text:span text:style-name="T7">3</text:span></text:p>
      <text:p text:style-name="P22"/>
      <text:p text:style-name="P9"><text:span text:style-name="T4">3.5</text:span> topics = <text:span text:style-name="T5">4</text:span></text:p>
      <text:p text:style-name="P23"><text:span text:style-name="T6">3</text:span>.<text:span text:style-name="T6">5</text:span>.<text:span text:style-name="T6">1</text:span> questions = <text:span text:style-name="T7">2</text:span></text:p>
      <text:p text:style-name="P23"><text:span text:style-name="T6">3</text:span>.<text:span text:style-name="T6">5</text:span>.<text:span text:style-name="T6">2</text:span> questions = <text:span text:style-name="T7">2</text:span></text:p>
      <text:p text:style-name="P23"><text:span text:style-name="T6">3</text:span>.<text:span text:style-name="T6">5</text:span>.3 questions = <text:span text:style-name="T7">2</text:span></text:p>
      <text:p text:style-name="P23"><text:span text:style-name="T6">3</text:span>.<text:span text:style-name="T6">5</text:span>.<text:span text:style-name="T6">4</text:span> questions = <text:span text:style-name="T7">5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<text:soft-page-break/>Chapter <text:span text:style-name="T8">4</text:span></text:p>
      <text:p text:style-name="P20">Sub-sections = <text:span text:style-name="T8">7</text:span></text:p>
      <text:p text:style-name="P17"/>
      <text:p text:style-name="P10"><text:span text:style-name="T8">4</text:span>.1 topics = <text:span text:style-name="T8">1</text:span></text:p>
      <text:p text:style-name="P6"><text:span text:style-name="T11">4</text:span>.1.1 questions = <text:span text:style-name="T8">7</text:span></text:p>
      <text:p text:style-name="P24"/>
      <text:p text:style-name="P10"><text:span text:style-name="T8">4.2</text:span> topics = <text:span text:style-name="T8">7</text:span></text:p>
      <text:p text:style-name="P6"><text:span text:style-name="T8">4</text:span>.<text:span text:style-name="T6">2</text:span>.1 questions = <text:span text:style-name="T8">11</text:span></text:p>
      <text:p text:style-name="P6"><text:span text:style-name="T8">4</text:span>.<text:span text:style-name="T6">2</text:span>.2 questions = <text:span text:style-name="T8">4</text:span></text:p>
      <text:p text:style-name="P24"><text:span text:style-name="T8">4</text:span>.<text:span text:style-name="T6">2</text:span>.3 questions = <text:span text:style-name="T8">3</text:span></text:p>
      <text:p text:style-name="P6"><text:span text:style-name="T8">4</text:span>.<text:span text:style-name="T6">2</text:span>.<text:span text:style-name="T6">4</text:span> questions = <text:span text:style-name="T8">2</text:span></text:p>
      <text:p text:style-name="P24"><text:span text:style-name="T8">4</text:span>.<text:span text:style-name="T6">2</text:span>.<text:span text:style-name="T6">5</text:span> questions = <text:span text:style-name="T8">9</text:span></text:p>
      <text:p text:style-name="P28">4.2.6<text:span text:style-name="T1"> questions = </text:span>4</text:p>
      <text:p text:style-name="P28">4.2.7<text:span text:style-name="T1"> questions = </text:span>2</text:p>
      <text:p text:style-name="P28"/>
      <text:p text:style-name="P10"><text:span text:style-name="T8">4.3</text:span> topics = <text:span text:style-name="T8">10</text:span></text:p>
      <text:p text:style-name="P24"><text:span text:style-name="T8">4</text:span>.<text:span text:style-name="T8">3</text:span>.1 questions = <text:span text:style-name="T8">1</text:span></text:p>
      <text:p text:style-name="P24"><text:span text:style-name="T8">4</text:span>.<text:span text:style-name="T8">3</text:span>.<text:span text:style-name="T8">2</text:span> questions = <text:span text:style-name="T8">2</text:span></text:p>
      <text:p text:style-name="P24"><text:span text:style-name="T8">4</text:span>.<text:span text:style-name="T8">3</text:span>.<text:span text:style-name="T8">3</text:span> questions = <text:span text:style-name="T8">2</text:span></text:p>
      <text:p text:style-name="P24"><text:span text:style-name="T8">4</text:span>.<text:span text:style-name="T8">3</text:span>.<text:span text:style-name="T8">4</text:span> questions = <text:span text:style-name="T9">1</text:span></text:p>
      <text:p text:style-name="P24"><text:span text:style-name="T8">4</text:span>.<text:span text:style-name="T8">3</text:span>.<text:span text:style-name="T8">5</text:span> questions = <text:span text:style-name="T9">2</text:span></text:p>
      <text:p text:style-name="P24"><text:span text:style-name="T8">4</text:span>.<text:span text:style-name="T8">3</text:span>.<text:span text:style-name="T8">6</text:span> questions = <text:span text:style-name="T9">3</text:span></text:p>
      <text:p text:style-name="P24"><text:span text:style-name="T8">4</text:span>.<text:span text:style-name="T8">3</text:span>.<text:span text:style-name="T8">7</text:span> questions = <text:span text:style-name="T9">2</text:span></text:p>
      <text:p text:style-name="P24"><text:span text:style-name="T8">4</text:span>.<text:span text:style-name="T8">3</text:span>.<text:span text:style-name="T8">8</text:span> questions = <text:span text:style-name="T9">3</text:span></text:p>
      <text:p text:style-name="P24"><text:span text:style-name="T8">4</text:span>.<text:span text:style-name="T8">3</text:span>.<text:span text:style-name="T8">9</text:span> questions = <text:span text:style-name="T9">2</text:span></text:p>
      <text:p text:style-name="P24"><text:span text:style-name="T8">4</text:span>.<text:span text:style-name="T8">3</text:span>.1<text:span text:style-name="T8">0</text:span> questions =<text:span text:style-name="T9">2</text:span></text:p>
      <text:p text:style-name="P24"/>
      <text:p text:style-name="P11"><text:span text:style-name="T8">4.4</text:span> topics = <text:span text:style-name="T8">1</text:span></text:p>
      <text:p text:style-name="P25"><text:span text:style-name="T8">4</text:span>.<text:span text:style-name="T9">4</text:span>.1 questions = <text:span text:style-name="T9">5</text:span></text:p>
      <text:p text:style-name="P25"/>
      <text:p text:style-name="P11"><text:span text:style-name="T8">4.5</text:span> topics = <text:span text:style-name="T8">1</text:span></text:p>
      <text:p text:style-name="P25"><text:span text:style-name="T8">4</text:span>.<text:span text:style-name="T9">5</text:span>.1 questions = <text:span text:style-name="T8">18</text:span></text:p>
      <text:p text:style-name="P25"/>
      <text:p text:style-name="P11"><text:span text:style-name="T8">4.6</text:span> topics = <text:span text:style-name="T8">1</text:span></text:p>
      <text:p text:style-name="P25"><text:span text:style-name="T8">4</text:span>.<text:span text:style-name="T9">6</text:span>.1 questions = <text:span text:style-name="T9">25</text:span></text:p>
      <text:p text:style-name="P25"/>
      <text:p text:style-name="P11"><text:span text:style-name="T8">4.7</text:span> topics = <text:span text:style-name="T8">1</text:span></text:p>
      <text:p text:style-name="P25"><text:span text:style-name="T8">4</text:span>.<text:span text:style-name="T9">7</text:span>.1 questions = <text:span text:style-name="T10">5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soft-page-break/>Chapter <text:span text:style-name="T11">5</text:span></text:p>
      <text:p text:style-name="P21">Sub-sections = <text:span text:style-name="T11">4</text:span></text:p>
      <text:p text:style-name="P18"/>
      <text:p text:style-name="P12"><text:span text:style-name="T12">5</text:span>.1 topics = <text:span text:style-name="T12">2</text:span></text:p>
      <text:p text:style-name="P26"><text:span text:style-name="T12">5</text:span>.1.1 questions = <text:span text:style-name="T12">3</text:span></text:p>
      <text:p text:style-name="P27"><text:span text:style-name="T12">5</text:span>.1.<text:span text:style-name="T12">2</text:span> questions = <text:span text:style-name="T13">2</text:span></text:p>
      <text:p text:style-name="P26"/>
      <text:p text:style-name="P13"><text:span text:style-name="T12">5</text:span>.<text:span text:style-name="T12">2</text:span> topics = <text:span text:style-name="T12">3</text:span></text:p>
      <text:p text:style-name="P27"><text:span text:style-name="T12">5</text:span>.<text:span text:style-name="T12">2</text:span>.1 questions = <text:span text:style-name="T13">10</text:span></text:p>
      <text:p text:style-name="P27"><text:span text:style-name="T12">5</text:span>.<text:span text:style-name="T12">2</text:span>.<text:span text:style-name="T12">2</text:span> questions = <text:span text:style-name="T13">5</text:span></text:p>
      <text:p text:style-name="P27"><text:span text:style-name="T12">5</text:span>.<text:span text:style-name="T12">2</text:span>.<text:span text:style-name="T12">3</text:span> questions = <text:span text:style-name="T13">2</text:span></text:p>
      <text:p text:style-name="P27"/>
      <text:p text:style-name="P13"><text:span text:style-name="T12">5</text:span>.<text:span text:style-name="T12">3</text:span> topics = <text:span text:style-name="T12">6</text:span></text:p>
      <text:p text:style-name="P27"><text:span text:style-name="T12">5</text:span>.<text:span text:style-name="T12">3</text:span>.1 questions = <text:span text:style-name="T13">5</text:span></text:p>
      <text:p text:style-name="P27"><text:span text:style-name="T12">5</text:span>.<text:span text:style-name="T12">3</text:span>.<text:span text:style-name="T12">2</text:span> questions = <text:span text:style-name="T13">1</text:span></text:p>
      <text:p text:style-name="P27"><text:span text:style-name="T12">5</text:span>.<text:span text:style-name="T12">3</text:span>.<text:span text:style-name="T12">3</text:span> questions = <text:span text:style-name="T13">1</text:span></text:p>
      <text:p text:style-name="P27"><text:span text:style-name="T12">5</text:span>.<text:span text:style-name="T12">3</text:span>.<text:span text:style-name="T12">4</text:span> questions = <text:span text:style-name="T13">3</text:span></text:p>
      <text:p text:style-name="P27"><text:span text:style-name="T12">5</text:span>.<text:span text:style-name="T12">3</text:span>.<text:span text:style-name="T12">5</text:span> questions =<text:span text:style-name="T13">1</text:span></text:p>
      <text:p text:style-name="P27"><text:span text:style-name="T12">5</text:span>.<text:span text:style-name="T12">3</text:span>.<text:span text:style-name="T12">6</text:span> questions = <text:span text:style-name="T13">2</text:span></text:p>
      <text:p text:style-name="P27"/>
      <text:p text:style-name="P13"><text:span text:style-name="T12">5</text:span>.<text:span text:style-name="T12">4</text:span> topics = <text:span text:style-name="T12">6</text:span></text:p>
      <text:p text:style-name="P27"><text:span text:style-name="T12">5</text:span>.<text:span text:style-name="T12">4</text:span>.1 questions = <text:span text:style-name="T14">5</text:span></text:p>
      <text:p text:style-name="P27"><text:span text:style-name="T12">5</text:span>.<text:span text:style-name="T12">4</text:span>.<text:span text:style-name="T12">2</text:span> questions = <text:span text:style-name="T14">5</text:span></text:p>
      <text:p text:style-name="P27"><text:span text:style-name="T12">5</text:span>.<text:span text:style-name="T12">4</text:span>.<text:span text:style-name="T12">3</text:span> questions = <text:span text:style-name="T14">2</text:span></text:p>
      <text:p text:style-name="P27"><text:span text:style-name="T12">5</text:span>.<text:span text:style-name="T12">4</text:span>.<text:span text:style-name="T12">4</text:span> questions = <text:span text:style-name="T14">2</text:span></text:p>
      <text:p text:style-name="P27"><text:span text:style-name="T12">5</text:span>.<text:span text:style-name="T12">4</text:span>.<text:span text:style-name="T12">5</text:span> questions = <text:span text:style-name="T14">3</text:span></text:p>
      <text:p text:style-name="P27"><text:span text:style-name="T12">5</text:span>.<text:span text:style-name="T12">4</text:span>.<text:span text:style-name="T12">6</text:span> questions = <text:span text:style-name="T14">5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8"><text:soft-page-break/>Chapter <text:span text:style-name="T15">6</text:span></text:p>
      <text:p text:style-name="P36">Sub-sections = <text:span text:style-name="T11">5</text:span></text:p>
      <text:p text:style-name="P37"/>
      <text:p text:style-name="P39"><text:span text:style-name="T12">6.</text:span>1 topics = <text:span text:style-name="T15">6</text:span></text:p>
      <text:p text:style-name="P35"><text:span text:style-name="T15">6</text:span>.1.1 questions = <text:span text:style-name="T15">1</text:span></text:p>
      <text:p text:style-name="P35"><text:span text:style-name="T15">6</text:span>.1.<text:span text:style-name="T15">2</text:span> questions = <text:span text:style-name="T15">1</text:span></text:p>
      <text:p text:style-name="P35"><text:span text:style-name="T15">6</text:span>.1.<text:span text:style-name="T15">3</text:span> questions = <text:span text:style-name="T15">1</text:span></text:p>
      <text:p text:style-name="P35"><text:span text:style-name="T15">6</text:span>.1.<text:span text:style-name="T15">4</text:span> questions = <text:span text:style-name="T16">6</text:span></text:p>
      <text:p text:style-name="P35"><text:span text:style-name="T15">6</text:span>.1.<text:span text:style-name="T15">5</text:span> questions = <text:span text:style-name="T16">1</text:span></text:p>
      <text:p text:style-name="P35"><text:span text:style-name="T15">6</text:span>.1.<text:span text:style-name="T15">6</text:span> questions = <text:s/><text:span text:style-name="T16">11</text:span></text:p>
      <text:p text:style-name="P35"/>
      <text:p text:style-name="P35"/>
      <text:p text:style-name="P39"><text:span text:style-name="T12">6.2</text:span> topics = <text:span text:style-name="T15">7</text:span></text:p>
      <text:p text:style-name="P35"><text:span text:style-name="T15">6.2</text:span>.1 questions = <text:span text:style-name="T16">5</text:span></text:p>
      <text:p text:style-name="P35"><text:span text:style-name="T15">6.2</text:span>.<text:span text:style-name="T15">2</text:span> questions = <text:span text:style-name="T16">5</text:span></text:p>
      <text:p text:style-name="P35"><text:span text:style-name="T15">6.2</text:span>.<text:span text:style-name="T15">3</text:span> questions = <text:span text:style-name="T16">2</text:span></text:p>
      <text:p text:style-name="P35"><text:span text:style-name="T15">6.2</text:span>.<text:span text:style-name="T15">4</text:span> questions = <text:span text:style-name="T16">4</text:span></text:p>
      <text:p text:style-name="P35"><text:span text:style-name="T15">6.2</text:span>.<text:span text:style-name="T15">5</text:span> questions = <text:span text:style-name="T16">3</text:span></text:p>
      <text:p text:style-name="P35"><text:span text:style-name="T15">6.2</text:span>.<text:span text:style-name="T15">6</text:span> questions = <text:span text:style-name="T16">3</text:span></text:p>
      <text:p text:style-name="P35"><text:span text:style-name="T15">6.2</text:span>.<text:span text:style-name="T15">7</text:span> questions = <text:s/><text:span text:style-name="T16">3</text:span></text:p>
      <text:p text:style-name="P35"/>
      <text:p text:style-name="P39"><text:span text:style-name="T12">6.3</text:span> topics = <text:span text:style-name="T15">8</text:span></text:p>
      <text:p text:style-name="P35"><text:span text:style-name="T15">6.3</text:span>.1 questions = <text:span text:style-name="T16">8</text:span></text:p>
      <text:p text:style-name="P35"><text:span text:style-name="T15">6.3</text:span>.<text:span text:style-name="T15">2</text:span> questions = <text:span text:style-name="T16">6</text:span></text:p>
      <text:p text:style-name="P35"><text:span text:style-name="T15">6.3</text:span>.<text:span text:style-name="T15">3</text:span> questions = <text:span text:style-name="T16">8</text:span></text:p>
      <text:p text:style-name="P35"><text:span text:style-name="T15">6.3</text:span>.<text:span text:style-name="T15">4</text:span> questions = <text:span text:style-name="T16">2</text:span></text:p>
      <text:p text:style-name="P35"><text:span text:style-name="T15">6.3</text:span>.<text:span text:style-name="T15">5</text:span> questions = <text:span text:style-name="T16">7</text:span></text:p>
      <text:p text:style-name="P35"><text:span text:style-name="T15">6.3.6</text:span> questions = <text:span text:style-name="T16">4</text:span></text:p>
      <text:p text:style-name="P35"><text:span text:style-name="T15">6.3</text:span>.<text:span text:style-name="T15">7</text:span> questions = <text:span text:style-name="T16">3</text:span></text:p>
      <text:p text:style-name="P35"><text:span text:style-name="T15">6.3</text:span>.<text:span text:style-name="T15">8</text:span> questions = <text:span text:style-name="T16">4</text:span> </text:p>
      <text:p text:style-name="P35"/>
      <text:p text:style-name="P39"><text:span text:style-name="T12">6.4</text:span> topics = <text:span text:style-name="T15">6</text:span></text:p>
      <text:p text:style-name="P35"><text:span text:style-name="T15">6.4</text:span>.1 questions = <text:span text:style-name="T16">15</text:span></text:p>
      <text:p text:style-name="P35"><text:span text:style-name="T15">6.4</text:span>.<text:span text:style-name="T15">2</text:span> questions = <text:span text:style-name="T16">1</text:span></text:p>
      <text:p text:style-name="P35"><text:span text:style-name="T15">6.4</text:span>.<text:span text:style-name="T15">3</text:span> questions = <text:span text:style-name="T16">1</text:span></text:p>
      <text:p text:style-name="P35"><text:span text:style-name="T15">6.4</text:span>.<text:span text:style-name="T15">4</text:span> questions = <text:span text:style-name="T16">1</text:span></text:p>
      <text:p text:style-name="P35"><text:span text:style-name="T15">6.4</text:span>.<text:span text:style-name="T15">5</text:span> questions = <text:span text:style-name="T16">2</text:span></text:p>
      <text:p text:style-name="P35"><text:span text:style-name="T15">6.4</text:span>.<text:span text:style-name="T15">6</text:span> questions = <text:span text:style-name="T16">11</text:span></text:p>
      <text:p text:style-name="P35"/>
      <text:p text:style-name="P39"><text:span text:style-name="T12">6.5</text:span> topics = <text:span text:style-name="T15">3</text:span></text:p>
      <text:p text:style-name="P35"><text:span text:style-name="T15">6.5</text:span>.1 questions = <text:span text:style-name="T16">5</text:span></text:p>
      <text:p text:style-name="P35"><text:span text:style-name="T15">6.5</text:span>.<text:span text:style-name="T15">2</text:span> questions = <text:span text:style-name="T16">2</text:span></text:p>
      <text:p text:style-name="P35"><text:span text:style-name="T15">6.5</text:span>.<text:span text:style-name="T15">3</text:span> questions = <text:span text:style-name="T16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3:21:27.955140243</meta:creation-date>
    <dc:date>2018-10-23T09:53:14.227272984</dc:date>
    <meta:editing-duration>P5DT2H59M25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5" meta:paragraph-count="153" meta:word-count="591" meta:character-count="2701" meta:non-whitespace-character-count="2260"/>
  </office:meta>
</office:document-meta>
</file>